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15_10-31-33_000.png</text:p>
          </table:table-cell>
          <table:table-cell office:value-type="string">
            <text:p>:m 読みたい本 / 『社会理論と社会構造』 / 著者=ロバート・K・マートン　森東吾、他、訳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15_10-52-18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2-15_13-03-27_000.jpg</text:p>
          </table:table-cell>
          <table:table-cell office:value-type="string">
            <text:p>:m 1-2*4 RES / 245 / 『相対性理論』　メラー　永田恒夫、伊藤大介、訳 / p.10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2-15_13-03-49_000.jpg</text:p>
          </table:table-cell>
          <table:table-cell office:value-type="string">
            <text:p>:m 3-4*4 RES / 245 / 『相対性理論』　メラー　永田恒夫、伊藤大介、訳 / p.103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9.14 E-139-34-49.3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2-15_13-35-41_000.png</text:p>
          </table:table-cell>
          <table:table-cell office:value-type="string">
            <text:p>:m 読みたい本 / 『洗脳』 / 著者=E.ハンター</text:p>
          </table:table-cell>
          <table:table-cell table:number-columns-repeated="5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2-15_14-26-27_000.png</text:p>
          </table:table-cell>
          <table:table-cell office:value-type="string">
            <text:p>:m 読みたい本 / 『宗教を知る　人間を知る』 / 著者=河合隼雄、他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8-12-15_14-42-19_000.jpg</text:p>
          </table:table-cell>
          <table:table-cell office:value-type="string">
            <text:p>:m 温度 / １階、台所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8-12-15_14-42-40_000.jpg</text:p>
          </table:table-cell>
          <table:table-cell office:value-type="string">
            <text:p>:m 温度 / 部屋</text:p>
          </table:table-cell>
          <table:table-cell table:number-columns-repeated="5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2-15_14-58-21_000.jpg</text:p>
          </table:table-cell>
          <table:table-cell office:value-type="string">
            <text:p>:m 食べた物　間食 / とうふ、こんにゃく、切干、ひじき　魚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2-15_16-18-58_000.jpg</text:p>
          </table:table-cell>
          <table:table-cell office:value-type="string">
            <text:p>:m RES 1*1 / free# JVEMV6 44#5.1_15 / 44. currency / 5. ea tools / 1. first / flowchart / BUSL_3 / consecutive ups-downs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15_21-17-46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2-15_23-08-17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12-16_01-56-37_000.png</text:p>
          </table:table-cell>
          <table:table-cell office:value-type="string">
            <text:p>:m 読みたい本 / 『』 / 著者=デーヴ・グロスマン、ローレン・W・クリステンセン　安原和見、訳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2-16_06-28-28_000.jpg</text:p>
          </table:table-cell>
          <table:table-cell table:style-name="Default" office:value-type="string">
            <text:p>:m :PHOTO 起きた時刻 / 2018121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8-12-16_06-30-20_000.jpg</text:p>
          </table:table-cell>
          <table:table-cell office:value-type="string">
            <text:p>:m 温度 / １階、台所</text:p>
          </table:table-cell>
          <table:table-cell table:number-columns-repeated="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8-12-16_06-43-16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3">
          <table:table-cell table:number-columns-repeated="8"/>
        </table:table-row>
        <table:table-row table:style-name="ro7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7" table:number-rows-repeated="6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 office:value-type="float" office:value="24">
            <text:p>24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 office:value-type="float" office:value="17">
            <text:p>17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ce1"/>
          <table:table-cell table:number-columns-repeated="5"/>
        </table:table-row>
        <table:table-row table:style-name="ro7" table:number-rows-repeated="4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7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-*</text:p>
          </table:table-cell>
          <table:table-cell table:style-name="ce1" table:formula="of:=COUNTIF([.$C$2:.$C17];&quot;-\*&quot;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total</text:p>
          </table:table-cell>
          <table:table-cell table:style-name="ce1" table:formula="of:=COUNTA([.$B$2:.$B17])" office:value-type="float" office:value="16">
            <text:p>16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7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7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7];[.B174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14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3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2018/12/16</text:date>, <text:time>07:1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16T07:12:44.33</dc:date>
    <dc:creator>iwabuchi ken</dc:creator>
    <meta:editing-duration>P6DT1H47M10S</meta:editing-duration>
    <meta:editing-cycles>2335</meta:editing-cycles>
    <meta:document-statistic meta:table-count="1" meta:cell-count="90" meta:object-count="0"/>
  </office:meta>
</office:document-meta>
</file>